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2D6ECC505FB821B8C71.png" manifest:media-type="image/png"/>
  <manifest:file-entry manifest:full-path="Pictures/10000001000001EA000002D5F241EF4C0E2D0FD7.png" manifest:media-type="image/png"/>
  <manifest:file-entry manifest:full-path="Pictures/10000001000001F0000002D79860C033DF9F6C7F.png" manifest:media-type="image/png"/>
  <manifest:file-entry manifest:full-path="Pictures/10000001000001EC000002CB9CA7C788A51C9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482cm" svg:y="-1.542cm" svg:width="19.269cm" svg:height="28.51cm" draw:z-index="0"><draw:image xlink:href="Pictures/10000001000001EA000002D5F241EF4C0E2D0FD7.png" xlink:type="simple" xlink:show="embed" xlink:actuate="onLoad" draw:mime-type="image/png"/></draw:frame></text:p>
      <text:p text:style-name="P1"><draw:frame draw:style-name="fr1" draw:name="Image2" text:anchor-type="char" svg:x="-1.222cm" svg:y="-1.75cm" svg:width="19.856cm" svg:height="29.102cm" draw:z-index="1"><draw:image xlink:href="Pictures/10000001000001F0000002D79860C033DF9F6C7F.png" xlink:type="simple" xlink:show="embed" xlink:actuate="onLoad" draw:mime-type="image/png"/></draw:frame></text:p>
      <text:p text:style-name="P1"><draw:frame draw:style-name="fr1" draw:name="Image3" text:anchor-type="char" svg:x="-1.282cm" svg:y="-1.468cm" svg:width="19.493cm" svg:height="28.326cm" draw:z-index="2"><draw:image xlink:href="Pictures/10000001000001EC000002CB9CA7C788A51C9BA2.png" xlink:type="simple" xlink:show="embed" xlink:actuate="onLoad" draw:mime-type="image/png"/></draw:frame></text:p>
      <text:p text:style-name="P1"><draw:frame draw:style-name="fr1" draw:name="Image4" text:anchor-type="char" svg:x="-1.289cm" svg:y="-1.834cm" svg:width="19.697cm" svg:height="28.543cm" draw:z-index="3"><draw:image xlink:href="Pictures/10000001000001F5000002D6ECC505FB821B8C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5:57:27.849000000</meta:creation-date>
    <dc:date>2025-04-11T16:00:27.985000000</dc:date>
    <meta:editing-duration>PT3M1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